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6.6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659090909090909" calcext:value-type="float">
            <text:p>0.6590909090909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8400954653938]</text:p>
          </table:table-cell>
          <table:table-cell office:value-type="string" calcext:value-type="string">
            <text:p>[25]</text:p>
          </table:table-cell>
          <table:table-cell office:value-type="float" office:value="0.327511182894186" calcext:value-type="float">
            <text:p>0.327511182894186</text:p>
          </table:table-cell>
          <table:table-cell office:value-type="float" office:value="0.425561234647415" calcext:value-type="float">
            <text:p>0.425561234647415</text:p>
          </table:table-cell>
          <table:table-cell office:value-type="float" office:value="0.556962025316456" calcext:value-type="float">
            <text:p>0.556962025316456</text:p>
          </table:table-cell>
          <table:table-cell office:value-type="float" office:value="0.137561905933741" calcext:value-type="float">
            <text:p>0.137561905933741</text:p>
          </table:table-cell>
          <table:table-cell office:value-type="float" office:value="0.169491525423729" calcext:value-type="float">
            <text:p>0.169491525423729</text:p>
          </table:table-cell>
          <table:table-cell office:value-type="float" office:value="0.589762926064296" calcext:value-type="float">
            <text:p>0.589762926064296</text:p>
          </table:table-cell>
          <table:table-cell office:value-type="float" office:value="0.659090909090909" calcext:value-type="float">
            <text:p>0.659090909090909</text:p>
          </table:table-cell>
          <table:table-cell office:value-type="float" office:value="0.157158664931292" calcext:value-type="float">
            <text:p>0.157158664931292</text:p>
          </table:table-cell>
          <table:table-cell office:value-type="float" office:value="0.19672131147541" calcext:value-type="float">
            <text:p>0.196721311475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8830548926014321]</text:p>
          </table:table-cell>
          <table:table-cell office:value-type="string" calcext:value-type="string">
            <text:p>[39]</text:p>
          </table:table-cell>
          <table:table-cell office:value-type="float" office:value="0.334723156306827" calcext:value-type="float">
            <text:p>0.334723156306827</text:p>
          </table:table-cell>
          <table:table-cell office:value-type="float" office:value="0.469844959279568" calcext:value-type="float">
            <text:p>0.469844959279568</text:p>
          </table:table-cell>
          <table:table-cell office:value-type="float" office:value="0.563106796116505" calcext:value-type="float">
            <text:p>0.563106796116505</text:p>
          </table:table-cell>
          <table:table-cell office:value-type="float" office:value="0.191810951064552" calcext:value-type="float">
            <text:p>0.191810951064552</text:p>
          </table:table-cell>
          <table:table-cell office:value-type="float" office:value="0.298850574712644" calcext:value-type="float">
            <text:p>0.298850574712644</text:p>
          </table:table-cell>
          <table:table-cell office:value-type="float" office:value="0.411980267476638" calcext:value-type="float">
            <text:p>0.411980267476638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265256447406549" calcext:value-type="float">
            <text:p>0.265256447406549</text:p>
          </table:table-cell>
          <table:table-cell office:value-type="float" office:value="0.298850574712644" calcext:value-type="float">
            <text:p>0.298850574712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8949880668257757]</text:p>
          </table:table-cell>
          <table:table-cell office:value-type="string" calcext:value-type="string">
            <text:p>[31]</text:p>
          </table:table-cell>
          <table:table-cell office:value-type="float" office:value="0.327148208981693" calcext:value-type="float">
            <text:p>0.327148208981693</text:p>
          </table:table-cell>
          <table:table-cell office:value-type="float" office:value="0.340251611217606" calcext:value-type="float">
            <text:p>0.340251611217606</text:p>
          </table:table-cell>
          <table:table-cell office:value-type="float" office:value="0.361702127659574" calcext:value-type="float">
            <text:p>0.361702127659574</text:p>
          </table:table-cell>
          <table:table-cell office:value-type="float" office:value="0.292898920311092" calcext:value-type="float">
            <text:p>0.292898920311092</text:p>
          </table:table-cell>
          <table:table-cell office:value-type="float" office:value="0.361702127659574" calcext:value-type="float">
            <text:p>0.361702127659574</text:p>
          </table:table-cell>
          <table:table-cell office:value-type="float" office:value="0.480184666459176" calcext:value-type="float">
            <text:p>0.480184666459176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.195257637938897" calcext:value-type="float">
            <text:p>0.195257637938897</text:p>
          </table:table-cell>
          <table:table-cell office:value-type="float" office:value="0.209302325581395" calcext:value-type="float">
            <text:p>0.209302325581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615751789976134]</text:p>
          </table:table-cell>
          <table:table-cell office:value-type="string" calcext:value-type="string">
            <text:p>[48]</text:p>
          </table:table-cell>
          <table:table-cell office:value-type="float" office:value="0.553275606685191" calcext:value-type="float">
            <text:p>0.553275606685191</text:p>
          </table:table-cell>
          <table:table-cell office:value-type="float" office:value="0.549287077713093" calcext:value-type="float">
            <text:p>0.549287077713093</text:p>
          </table:table-cell>
          <table:table-cell office:value-type="float" office:value="0.601092896174863" calcext:value-type="float">
            <text:p>0.601092896174863</text:p>
          </table:table-cell>
          <table:table-cell office:value-type="float" office:value="0.564982497276892" calcext:value-type="float">
            <text:p>0.564982497276892</text:p>
          </table:table-cell>
          <table:table-cell office:value-type="float" office:value="0.641304347826087" calcext:value-type="float">
            <text:p>0.641304347826087</text:p>
          </table:table-cell>
          <table:table-cell office:value-type="float" office:value="0.482999518417446" calcext:value-type="float">
            <text:p>0.482999518417446</text:p>
          </table:table-cell>
          <table:table-cell office:value-type="float" office:value="0.511904761904762" calcext:value-type="float">
            <text:p>0.511904761904762</text:p>
          </table:table-cell>
          <table:table-cell office:value-type="float" office:value="0.615833333333333" calcext:value-type="float">
            <text:p>0.61583333333333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632075471698113" calcext:value-type="float">
            <text:p>0.632075471698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8138424821002387]</text:p>
          </table:table-cell>
          <table:table-cell office:value-type="string" calcext:value-type="string">
            <text:p>[73]</text:p>
          </table:table-cell>
          <table:table-cell office:value-type="float" office:value="0.547219519032922" calcext:value-type="float">
            <text:p>0.547219519032922</text:p>
          </table:table-cell>
          <table:table-cell office:value-type="float" office:value="0.581802935010482" calcext:value-type="float">
            <text:p>0.581802935010482</text:p>
          </table:table-cell>
          <table:table-cell office:value-type="float" office:value="0.632075471698113" calcext:value-type="float">
            <text:p>0.632075471698113</text:p>
          </table:table-cell>
          <table:table-cell office:value-type="float" office:value="0.545857230832176" calcext:value-type="float">
            <text:p>0.545857230832176</text:p>
          </table:table-cell>
          <table:table-cell office:value-type="float" office:value="0.565656565656566" calcext:value-type="float">
            <text:p>0.565656565656566</text:p>
          </table:table-cell>
          <table:table-cell office:value-type="float" office:value="0.528844959275658" calcext:value-type="float">
            <text:p>0.528844959275658</text:p>
          </table:table-cell>
          <table:table-cell office:value-type="float" office:value="0.532567049808429" calcext:value-type="float">
            <text:p>0.532567049808429</text:p>
          </table:table-cell>
          <table:table-cell office:value-type="float" office:value="0.532372951013372" calcext:value-type="float">
            <text:p>0.532372951013372</text:p>
          </table:table-cell>
          <table:table-cell office:value-type="float" office:value="0.538860103626943" calcext:value-type="float">
            <text:p>0.5388601036269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195121951219512" calcext:value-type="float">
            <text:p>0.195121951219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9212410501193318]</text:p>
          </table:table-cell>
          <table:table-cell office:value-type="string" calcext:value-type="string">
            <text:p>[33]</text:p>
          </table:table-cell>
          <table:table-cell office:value-type="float" office:value="0.164847821555139" calcext:value-type="float">
            <text:p>0.164847821555139</text:p>
          </table:table-cell>
          <table:table-cell office:value-type="float" office:value="0.165040650406504" calcext:value-type="float">
            <text:p>0.165040650406504</text:p>
          </table:table-cell>
          <table:table-cell office:value-type="float" office:value="0.195121951219512" calcext:value-type="float">
            <text:p>0.195121951219512</text:p>
          </table:table-cell>
          <table:table-cell office:value-type="float" office:value="0.149228684594538" calcext:value-type="float">
            <text:p>0.149228684594538</text:p>
          </table:table-cell>
          <table:table-cell office:value-type="float" office:value="0.195121951219512" calcext:value-type="float">
            <text:p>0.195121951219512</text:p>
          </table:table-cell>
          <table:table-cell office:value-type="float" office:value="0.165040650406504" calcext:value-type="float">
            <text:p>0.165040650406504</text:p>
          </table:table-cell>
          <table:table-cell office:value-type="float" office:value="0.195121951219512" calcext:value-type="float">
            <text:p>0.195121951219512</text:p>
          </table:table-cell>
          <table:table-cell office:value-type="float" office:value="0.180081300813008" calcext:value-type="float">
            <text:p>0.180081300813008</text:p>
          </table:table-cell>
          <table:table-cell office:value-type="float" office:value="0.195121951219512" calcext:value-type="float">
            <text:p>0.195121951219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689320388349515" calcext:value-type="float">
            <text:p>0.6893203883495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472553699284008]</text:p>
          </table:table-cell>
          <table:table-cell office:value-type="string" calcext:value-type="string">
            <text:p>[54]</text:p>
          </table:table-cell>
          <table:table-cell office:value-type="float" office:value="0.567502038146044" calcext:value-type="float">
            <text:p>0.567502038146044</text:p>
          </table:table-cell>
          <table:table-cell office:value-type="float" office:value="0.58240123913699" calcext:value-type="float">
            <text:p>0.58240123913699</text:p>
          </table:table-cell>
          <table:table-cell office:value-type="float" office:value="0.632124352331606" calcext:value-type="float">
            <text:p>0.632124352331606</text:p>
          </table:table-cell>
          <table:table-cell office:value-type="float" office:value="0.587145969498911" calcext:value-type="float">
            <text:p>0.58714596949891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89474108203205" calcext:value-type="float">
            <text:p>0.489474108203205</text:p>
          </table:table-cell>
          <table:table-cell office:value-type="float" office:value="0.490118577075099" calcext:value-type="float">
            <text:p>0.490118577075099</text:p>
          </table:table-cell>
          <table:table-cell office:value-type="float" office:value="0.610986835745071" calcext:value-type="float">
            <text:p>0.610986835745071</text:p>
          </table:table-cell>
          <table:table-cell office:value-type="float" office:value="0.689320388349515" calcext:value-type="float">
            <text:p>0.6893203883495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663934426229508" calcext:value-type="float">
            <text:p>0.6639344262295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8042959427207638]</text:p>
          </table:table-cell>
          <table:table-cell office:value-type="string" calcext:value-type="string">
            <text:p>[54]</text:p>
          </table:table-cell>
          <table:table-cell office:value-type="float" office:value="0.566932140085117" calcext:value-type="float">
            <text:p>0.566932140085117</text:p>
          </table:table-cell>
          <table:table-cell office:value-type="float" office:value="0.647705513532893" calcext:value-type="float">
            <text:p>0.647705513532893</text:p>
          </table:table-cell>
          <table:table-cell office:value-type="float" office:value="0.663934426229508" calcext:value-type="float">
            <text:p>0.663934426229508</text:p>
          </table:table-cell>
          <table:table-cell office:value-type="float" office:value="0.559860031758044" calcext:value-type="float">
            <text:p>0.559860031758044</text:p>
          </table:table-cell>
          <table:table-cell office:value-type="float" office:value="0.617647058823529" calcext:value-type="float">
            <text:p>0.617647058823529</text:p>
          </table:table-cell>
          <table:table-cell office:value-type="float" office:value="0.518042959903425" calcext:value-type="float">
            <text:p>0.518042959903425</text:p>
          </table:table-cell>
          <table:table-cell office:value-type="float" office:value="0.51937984496124" calcext:value-type="float">
            <text:p>0.51937984496124</text:p>
          </table:table-cell>
          <table:table-cell office:value-type="float" office:value="0.542120055146107" calcext:value-type="float">
            <text:p>0.542120055146107</text:p>
          </table:table-cell>
          <table:table-cell office:value-type="float" office:value="0.595959595959596" calcext:value-type="float">
            <text:p>0.595959595959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676190476190476" calcext:value-type="float">
            <text:p>0.6761904761904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377088305489259]</text:p>
          </table:table-cell>
          <table:table-cell office:value-type="string" calcext:value-type="string">
            <text:p>[59]</text:p>
          </table:table-cell>
          <table:table-cell office:value-type="float" office:value="0.548773624231775" calcext:value-type="float">
            <text:p>0.548773624231775</text:p>
          </table:table-cell>
          <table:table-cell office:value-type="float" office:value="0.608666247182579" calcext:value-type="float">
            <text:p>0.608666247182579</text:p>
          </table:table-cell>
          <table:table-cell office:value-type="float" office:value="0.663551401869159" calcext:value-type="float">
            <text:p>0.663551401869159</text:p>
          </table:table-cell>
          <table:table-cell office:value-type="float" office:value="0.530754930024141" calcext:value-type="float">
            <text:p>0.530754930024141</text:p>
          </table:table-cell>
          <table:table-cell office:value-type="float" office:value="0.580645161290323" calcext:value-type="float">
            <text:p>0.580645161290323</text:p>
          </table:table-cell>
          <table:table-cell office:value-type="float" office:value="0.498318997075229" calcext:value-type="float">
            <text:p>0.498318997075229</text:p>
          </table:table-cell>
          <table:table-cell office:value-type="float" office:value="0.501945525291829" calcext:value-type="float">
            <text:p>0.501945525291829</text:p>
          </table:table-cell>
          <table:table-cell office:value-type="float" office:value="0.557354322645153" calcext:value-type="float">
            <text:p>0.557354322645153</text:p>
          </table:table-cell>
          <table:table-cell office:value-type="float" office:value="0.676190476190476" calcext:value-type="float">
            <text:p>0.6761904761904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634920634920635" calcext:value-type="float">
            <text:p>0.6349206349206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7804295942720764]</text:p>
          </table:table-cell>
          <table:table-cell office:value-type="string" calcext:value-type="string">
            <text:p>[76]</text:p>
          </table:table-cell>
          <table:table-cell office:value-type="float" office:value="0.585464188409649" calcext:value-type="float">
            <text:p>0.585464188409649</text:p>
          </table:table-cell>
          <table:table-cell office:value-type="float" office:value="0.60614644168861" calcext:value-type="float">
            <text:p>0.60614644168861</text:p>
          </table:table-cell>
          <table:table-cell office:value-type="float" office:value="0.634920634920635" calcext:value-type="float">
            <text:p>0.634920634920635</text:p>
          </table:table-cell>
          <table:table-cell office:value-type="float" office:value="0.574714527977535" calcext:value-type="float">
            <text:p>0.574714527977535</text:p>
          </table:table-cell>
          <table:table-cell office:value-type="float" office:value="0.576470588235294" calcext:value-type="float">
            <text:p>0.576470588235294</text:p>
          </table:table-cell>
          <table:table-cell office:value-type="float" office:value="0.575176326077768" calcext:value-type="float">
            <text:p>0.575176326077768</text:p>
          </table:table-cell>
          <table:table-cell office:value-type="float" office:value="0.579881656804734" calcext:value-type="float">
            <text:p>0.579881656804734</text:p>
          </table:table-cell>
          <table:table-cell office:value-type="float" office:value="0.585819457894682" calcext:value-type="float">
            <text:p>0.585819457894682</text:p>
          </table:table-cell>
          <table:table-cell office:value-type="float" office:value="0.605042016806723" calcext:value-type="float">
            <text:p>0.6050420168067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618595825426945" calcext:value-type="float">
            <text:p>0.6185958254269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5202863961813843]</text:p>
          </table:table-cell>
          <table:table-cell office:value-type="string" calcext:value-type="string">
            <text:p>[6]</text:p>
          </table:table-cell>
          <table:table-cell office:value-type="float" office:value="0.612131028744376" calcext:value-type="float">
            <text:p>0.612131028744376</text:p>
          </table:table-cell>
          <table:table-cell office:value-type="float" office:value="0.610936069824606" calcext:value-type="float">
            <text:p>0.610936069824606</text:p>
          </table:table-cell>
          <table:table-cell office:value-type="float" office:value="0.613430127041742" calcext:value-type="float">
            <text:p>0.613430127041742</text:p>
          </table:table-cell>
          <table:table-cell office:value-type="float" office:value="0.612684355360283" calcext:value-type="float">
            <text:p>0.612684355360283</text:p>
          </table:table-cell>
          <table:table-cell office:value-type="float" office:value="0.614503816793893" calcext:value-type="float">
            <text:p>0.614503816793893</text:p>
          </table:table-cell>
          <table:table-cell office:value-type="float" office:value="0.612429138070664" calcext:value-type="float">
            <text:p>0.612429138070664</text:p>
          </table:table-cell>
          <table:table-cell office:value-type="float" office:value="0.618595825426945" calcext:value-type="float">
            <text:p>0.618595825426945</text:p>
          </table:table-cell>
          <table:table-cell office:value-type="float" office:value="0.61247455172195" calcext:value-type="float">
            <text:p>0.61247455172195</text:p>
          </table:table-cell>
          <table:table-cell office:value-type="float" office:value="0.613430127041742" calcext:value-type="float">
            <text:p>0.6134301270417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627615062761506" calcext:value-type="float">
            <text:p>0.6276150627615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7875894988066826]</text:p>
          </table:table-cell>
          <table:table-cell office:value-type="string" calcext:value-type="string">
            <text:p>[84]</text:p>
          </table:table-cell>
          <table:table-cell office:value-type="float" office:value="0.586924064238356" calcext:value-type="float">
            <text:p>0.586924064238356</text:p>
          </table:table-cell>
          <table:table-cell office:value-type="float" office:value="0.597390194868722" calcext:value-type="float">
            <text:p>0.597390194868722</text:p>
          </table:table-cell>
          <table:table-cell office:value-type="float" office:value="0.627615062761506" calcext:value-type="float">
            <text:p>0.627615062761506</text:p>
          </table:table-cell>
          <table:table-cell office:value-type="float" office:value="0.588945999111619" calcext:value-type="float">
            <text:p>0.588945999111619</text:p>
          </table:table-cell>
          <table:table-cell office:value-type="float" office:value="0.592156862745098" calcext:value-type="float">
            <text:p>0.592156862745098</text:p>
          </table:table-cell>
          <table:table-cell office:value-type="float" office:value="0.581903380145043" calcext:value-type="float">
            <text:p>0.581903380145043</text:p>
          </table:table-cell>
          <table:table-cell office:value-type="float" office:value="0.584103512014787" calcext:value-type="float">
            <text:p>0.584103512014787</text:p>
          </table:table-cell>
          <table:table-cell office:value-type="float" office:value="0.579456682828039" calcext:value-type="float">
            <text:p>0.579456682828039</text:p>
          </table:table-cell>
          <table:table-cell office:value-type="float" office:value="0.585185185185185" calcext:value-type="float">
            <text:p>0.5851851851851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616161616161616" calcext:value-type="float">
            <text:p>0.6161616161616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186157517899761]</text:p>
          </table:table-cell>
          <table:table-cell office:value-type="string" calcext:value-type="string">
            <text:p>[67]</text:p>
          </table:table-cell>
          <table:table-cell office:value-type="float" office:value="0.517348343663024" calcext:value-type="float">
            <text:p>0.517348343663024</text:p>
          </table:table-cell>
          <table:table-cell office:value-type="float" office:value="0.51908772292404" calcext:value-type="float">
            <text:p>0.51908772292404</text:p>
          </table:table-cell>
          <table:table-cell office:value-type="float" office:value="0.543478260869565" calcext:value-type="float">
            <text:p>0.543478260869565</text:p>
          </table:table-cell>
          <table:table-cell office:value-type="float" office:value="0.532734267832647" calcext:value-type="float">
            <text:p>0.532734267832647</text:p>
          </table:table-cell>
          <table:table-cell office:value-type="float" office:value="0.604166666666667" calcext:value-type="float">
            <text:p>0.604166666666667</text:p>
          </table:table-cell>
          <table:table-cell office:value-type="float" office:value="0.486948143889794" calcext:value-type="float">
            <text:p>0.486948143889794</text:p>
          </table:table-cell>
          <table:table-cell office:value-type="float" office:value="0.489795918367347" calcext:value-type="float">
            <text:p>0.489795918367347</text:p>
          </table:table-cell>
          <table:table-cell office:value-type="float" office:value="0.530623240005616" calcext:value-type="float">
            <text:p>0.530623240005616</text:p>
          </table:table-cell>
          <table:table-cell office:value-type="float" office:value="0.616161616161616" calcext:value-type="float">
            <text:p>0.6161616161616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747252747252747" calcext:value-type="float">
            <text:p>0.7472527472527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353221957040573]</text:p>
          </table:table-cell>
          <table:table-cell office:value-type="string" calcext:value-type="string">
            <text:p>[48]</text:p>
          </table:table-cell>
          <table:table-cell office:value-type="float" office:value="0.600373634752148" calcext:value-type="float">
            <text:p>0.600373634752148</text:p>
          </table:table-cell>
          <table:table-cell office:value-type="float" office:value="0.622315060189312" calcext:value-type="float">
            <text:p>0.622315060189312</text:p>
          </table:table-cell>
          <table:table-cell office:value-type="float" office:value="0.747252747252747" calcext:value-type="float">
            <text:p>0.747252747252747</text:p>
          </table:table-cell>
          <table:table-cell office:value-type="float" office:value="0.595533381029609" calcext:value-type="float">
            <text:p>0.595533381029609</text:p>
          </table:table-cell>
          <table:table-cell office:value-type="float" office:value="0.652719665271967" calcext:value-type="float">
            <text:p>0.652719665271967</text:p>
          </table:table-cell>
          <table:table-cell table:number-columns-repeated="2" office:value-type="float" office:value="0.559099437148218" calcext:value-type="float">
            <text:p>0.559099437148218</text:p>
          </table:table-cell>
          <table:table-cell office:value-type="float" office:value="0.624546660641453" calcext:value-type="float">
            <text:p>0.624546660641453</text:p>
          </table:table-cell>
          <table:table-cell office:value-type="float" office:value="0.693548387096774" calcext:value-type="float">
            <text:p>0.6935483870967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653266331658291" calcext:value-type="float">
            <text:p>0.6532663316582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353221957040573]</text:p>
          </table:table-cell>
          <table:table-cell office:value-type="string" calcext:value-type="string">
            <text:p>[59]</text:p>
          </table:table-cell>
          <table:table-cell office:value-type="float" office:value="0.523508257539618" calcext:value-type="float">
            <text:p>0.523508257539618</text:p>
          </table:table-cell>
          <table:table-cell office:value-type="float" office:value="0.530932842167485" calcext:value-type="float">
            <text:p>0.530932842167485</text:p>
          </table:table-cell>
          <table:table-cell office:value-type="float" office:value="0.568527918781726" calcext:value-type="float">
            <text:p>0.568527918781726</text:p>
          </table:table-cell>
          <table:table-cell office:value-type="float" office:value="0.536980837779953" calcext:value-type="float">
            <text:p>0.536980837779953</text:p>
          </table:table-cell>
          <table:table-cell office:value-type="float" office:value="0.616216216216216" calcext:value-type="float">
            <text:p>0.616216216216216</text:p>
          </table:table-cell>
          <table:table-cell table:number-columns-repeated="2" office:value-type="float" office:value="0.484251968503937" calcext:value-type="float">
            <text:p>0.484251968503937</text:p>
          </table:table-cell>
          <table:table-cell office:value-type="float" office:value="0.541867381707098" calcext:value-type="float">
            <text:p>0.541867381707098</text:p>
          </table:table-cell>
          <table:table-cell office:value-type="float" office:value="0.653266331658291" calcext:value-type="float">
            <text:p>0.65326633165829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625883448220848" calcext:value-type="float">
            <text:p>0.625883448220848</text:p>
          </table:table-cell>
          <table:table-cell table:number-columns-repeated="5"/>
          <table:table-cell table:formula="of:=AVERAGE([.I2:.I16])" office:value-type="float" office:value="0.490912187684404" calcext:value-type="float">
            <text:p>0.490912187684404</text:p>
          </table:table-cell>
          <table:table-cell table:formula="of:=AVERAGE([.J2:.J16])" office:value-type="float" office:value="0.523824653319327" calcext:value-type="float">
            <text:p>0.523824653319327</text:p>
          </table:table-cell>
          <table:table-cell table:formula="of:=AVERAGE([.K2:.K16])" office:value-type="float" office:value="0.573659746682881" calcext:value-type="float">
            <text:p>0.573659746682881</text:p>
          </table:table-cell>
          <table:table-cell table:formula="of:=AVERAGE([.L2:.L16])" office:value-type="float" office:value="0.466779632692382" calcext:value-type="float">
            <text:p>0.466779632692382</text:p>
          </table:table-cell>
          <table:table-cell table:formula="of:=AVERAGE([.M2:.M16])" office:value-type="float" office:value="0.516887986347184" calcext:value-type="float">
            <text:p>0.516887986347184</text:p>
          </table:table-cell>
          <table:table-cell table:formula="of:=AVERAGE([.N2:.N16])" office:value-type="float" office:value="0.497630496474467" calcext:value-type="float">
            <text:p>0.497630496474467</text:p>
          </table:table-cell>
          <table:table-cell table:formula="of:=AVERAGE([.O2:.O16])" office:value-type="float" office:value="0.532704187998046" calcext:value-type="float">
            <text:p>0.532704187998046</text:p>
          </table:table-cell>
          <table:table-cell table:formula="of:=AVERAGE([.P2:.P16])" office:value-type="float" office:value="0.475413968251441" calcext:value-type="float">
            <text:p>0.475413968251441</text:p>
          </table:table-cell>
          <table:table-cell table:formula="of:=AVERAGE([.Q2:.Q16])" office:value-type="float" office:value="0.525130692737721" calcext:value-type="float">
            <text:p>0.525130692737721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195121951219512" calcext:value-type="float">
            <text:p>0.19512195121951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747252747252747" calcext:value-type="float">
            <text:p>0.74725274725274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25773072734096" calcext:value-type="float">
            <text:p>0.12577307273409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9T20:26:41.657299989</dc:date>
    <meta:editing-duration>PT8M8S</meta:editing-duration>
    <meta:editing-cycles>1</meta:editing-cycles>
    <meta:document-statistic meta:table-count="1" meta:cell-count="288" meta:object-count="0"/>
    <meta:generator>LibreOffice/6.0.7.3$Linux_X86_64 LibreOffice_project/00m0$Build-3</meta:generator>
  </office:meta>
</office:document-meta>
</file>